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07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228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3201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1752in" fo:break-before="auto" style:use-optimal-row-height="true"/>
    </style:style>
    <style:style style:name="ro21" style:family="table-row">
      <style:table-row-properties style:row-height="0.2043in" fo:break-before="auto" style:use-optimal-row-height="tru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1.2283in" fo:break-before="auto" style:use-optimal-row-height="true"/>
    </style:style>
    <style:style style:name="ro27" style:family="table-row">
      <style:table-row-properties style:row-height="0.7744in" fo:break-before="auto" style:use-optimal-row-height="true"/>
    </style:style>
    <style:style style:name="ro28" style:family="table-row">
      <style:table-row-properties style:row-height="0.4717in" fo:break-before="auto" style:use-optimal-row-height="true"/>
    </style:style>
    <style:style style:name="ro29" style:family="table-row">
      <style:table-row-properties style:row-height="1.0772in" fo:break-before="auto" style:use-optimal-row-height="true"/>
    </style:style>
    <style:style style:name="ro30" style:family="table-row">
      <style:table-row-properties style:row-height="1.3799in" fo:break-before="auto" style:use-optimal-row-height="true"/>
    </style:style>
    <style:style style:name="ro31" style:family="table-row">
      <style:table-row-properties style:row-height="1.5311in" fo:break-before="auto" style:use-optimal-row-height="true"/>
    </style:style>
    <style:style style:name="ro32" style:family="table-row">
      <style:table-row-properties style:row-height="1.6827in" fo:break-before="auto" style:use-optimal-row-height="true"/>
    </style:style>
    <style:style style:name="ro33" style:family="table-row">
      <style:table-row-properties style:row-height="0.4898in" fo:break-before="auto" style:use-optimal-row-height="true"/>
    </style:style>
    <style:style style:name="ro34" style:family="table-row">
      <style:table-row-properties style:row-height="0.7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114in" svg:height="1.070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 table:number-rows-repeated="3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8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 table:number-rows-repeated="4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9" table:number-rows-repeated="11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20" table:number-rows-repeated="1048538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number-columns-repeated="1015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0">
            <text:p>0</text:p>
          </table:table-cell>
          <table:table-cell table:style-name="ce155" table:formula="of:=COUNTIF([.M$7:.M$721];[.$K2])" office:value-type="float" office:value="0">
            <text:p>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0">
            <text:p>0</text:p>
          </table:table-cell>
          <table:table-cell table:style-name="ce155" table:formula="of:=COUNTIF([.M$7:.M$721];[.$K3])" office:value-type="float" office:value="0">
            <text:p>0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2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4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7"/>
          <table:table-cell table:style-name="ce165" table:number-columns-repeated="3"/>
          <table:table-cell table:number-columns-repeated="1004"/>
        </table:table-row>
        <table:table-row table:style-name="ro25">
          <table:table-cell table:style-name="ce106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001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67" table:number-columns-repeated="3"/>
          <table:table-cell table:style-name="ce168" table:number-columns-repeated="1004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personal </text:span><text:span text:style-name="T11">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Post will be shown with comment </text:span><text:span text:style-name="T11">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4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 table:number-rows-repeated="15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 table:number-rows-repeated="164">
          <table:table-cell table:number-columns-repeated="1024"/>
        </table:table-row>
        <table:table-row table:style-name="ro14" table:number-rows-repeated="11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 table:number-rows-repeated="104829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ummary_Report" table:style-name="ta1" table:print="false">
        <table:table-column table:style-name="co21" table:default-cell-style-name="ce82"/>
        <table:table-column table:style-name="co22" table:number-columns-repeated="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6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nh Nguyen</meta:initial-creator>
    <meta:creation-date>2008-12-16T22:10:12</meta:creation-date>
    <dc:date>2012-08-03T16:42:37</dc:date>
    <meta:editing-cycles>208</meta:editing-cycles>
    <meta:editing-duration>P2DT17H5M14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